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ockets</text:span></text:p>
      <text:p text:style-name="P2"><text:span text:style-name="T2">Los socket permiten al servidor notificarle alusuario cuando tiene información nueva para ofrecer, de esta manera funcionan las notificaciones de facebook y las apliaciones de mensajeria instantaneas.</text:span></text:p>
      <text:p text:style-name="P2"><text:span text:style-name="T2">Para esto usaremos un servidor básico creado con express (Creado por el instructor pero en solo levanta el servidor) y en lugar de crear peticiones http com get o post, implementaremos los sockets y para esto usaremos el paquete socket.io</text:span></text:p>
      <text:p text:style-name="P2"><text:span text:style-name="T3">npm i socket.io --save </text:span></text:p>
      <text:p text:style-name="P2"><text:span text:style-name="T4">Para su uso debe configurse tanto en el back como en el front. </text:span></text:p>
      <text:p text:style-name="P2"><text:span text:style-name="T4">Sockte io no trabaja directamente con express pero si con un servidor http que node trae por defecto., que es el<text:s/></text:span><text:span text:style-name="T5">const http= require('http');</text:span></text:p>
      <text:p text:style-name="P2"><text:span text:style-name="T6">y ademas en el app = express(); será mandada con argumento en el http.createServer(); esto porque es la funcion que express usa por lo que es compatible. </text:span></text:p>
      <text:p text:style-name="P3"><text:span text:style-name="T6">const express = require('express');</text:span></text:p>
      <text:p text:style-name="P3"><text:span text:style-name="T6">const path = require('path');</text:span></text:p>
      <text:p text:style-name="P3"><text:span text:style-name="T6">const socketIO = require('socket.io'); //importamos</text:span></text:p>
      <text:p text:style-name="P3"><text:span text:style-name="T6">const http = require('http');<text:s text:c="2"/>//viene con node para levantar un servidor</text:span></text:p>
      <text:p text:style-name="P3"><text:span text:style-name="T6"/></text:p>
      <text:p text:style-name="P3"><text:span text:style-name="T6">const app = express();</text:span></text:p>
      <text:p text:style-name="P3"><text:span text:style-name="T6">let server = http.createServer(app);<text:s text:c="2"/>//Creamos el servidor usando http pero le pasamos el app que contiene las configuración de express</text:span></text:p>
      <text:p text:style-name="P3"><text:span text:style-name="T6"/></text:p>
      <text:p text:style-name="P3"><text:span text:style-name="T6">const publicPath = path.resolve(__dirname, '../public');</text:span></text:p>
      <text:p text:style-name="P3"><text:span text:style-name="T6">const port = process.env.PORT || 3000;</text:span></text:p>
      <text:p text:style-name="P3"><text:span text:style-name="T6"/></text:p>
      <text:p text:style-name="P3"><text:span text:style-name="T6">app.use(express.static(publicPath));</text:span></text:p>
      <text:p text:style-name="P3"><text:span text:style-name="T6"/></text:p>
      <text:p text:style-name="P3"><text:span text:style-name="T6">//Io nos hace la conexion soxket del backend</text:span></text:p>
      <text:p text:style-name="P3"><text:span text:style-name="T6">let io = socketIO(server);</text:span></text:p>
      <text:p text:style-name="P3"><text:span text:style-name="T6"/></text:p>
      <text:p text:style-name="P3"><text:span text:style-name="T6">/* levantamos el socket para que este pendiente de la conexiones que viene del cliente */</text:span></text:p>
      <text:p text:style-name="P3"><text:span text:style-name="T6"/></text:p>
      <text:p text:style-name="P3"><text:span text:style-name="T6">io.on('connection',( client)=&gt;{</text:span></text:p>
      <text:p text:style-name="P3"><text:span text:style-name="T6">//El client contiene toda la info de la conexion entrante</text:span></text:p>
      <text:p text:style-name="P3"><text:span text:style-name="T6"><text:s text:c="2"/>console.log("Usuario conectado");<text:s text:c="2"/></text:span></text:p>
      <text:p text:style-name="P3"><text:span text:style-name="T6"/></text:p>
      <text:p text:style-name="P3"><text:span text:style-name="T6"><text:s text:c="2"/>client.on ('disconnect', ()=&gt;{</text:span></text:p>
      <text:p text:style-name="P3"><text:span text:style-name="T6"><text:s text:c="6"/>console.log('Usuario desconectado');</text:span></text:p>
      <text:p text:style-name="P3"><text:span text:style-name="T6"><text:s text:c="2"/>})</text:span></text:p>
      <text:p text:style-name="P3"><text:span text:style-name="T6">});</text:span></text:p>
      <text:p text:style-name="P3"><text:span text:style-name="T6"/></text:p>
      <text:p text:style-name="P3"><text:span text:style-name="T6">server.listen(port, (err) =&gt; {</text:span></text:p>
      <text:p text:style-name="P3"><text:span text:style-name="T6"><text:s text:c="4"/>if (err) throw new Error(err);</text:span></text:p>
      <text:p text:style-name="P3"><text:span text:style-name="T6"><text:s text:c="4"/>console.log(`Servidor corriendo en puerto ${ port }`);</text:span></text:p>
      <text:p text:style-name="P3"><text:span text:style-name="T6">});</text:span></text:p>
      <text:p text:style-name="P3"><text:span text:style-name="T7"/></text:p>
      <text:p text:style-name="P4"><text:span text:style-name="T8">Si todo funciona correctamente debemos ver informacion referente a<text:s text:c="2"/>socket.io en:</text:span></text:p>
      <text:p text:style-name="P4"><text:a xlink:href="http://localhost:3000/socket.io/socket.io.js"><text:span text:style-name="T9">http://localhost:3000/socket.io/socket.io.js</text:span></text:a><text:span text:style-name="T10"/></text:p>
      <text:p text:style-name="P4"><text:span text:style-name="T10">En el front, en el html debemos hacer referencia a la librería socket.oi y establecer la conexion de usuariios.</text:span></text:p>
      <text:p text:style-name="P4"><text:span text:style-name="T10">al final de body:</text:span></text:p>
      <text:p text:style-name="P4"><text:span text:style-name="T10">&lt;script src="socket.io/socket.io.js"&gt;&lt;/script&gt; &lt;!--Cargamos la libreria socket.io --&gt;</text:span></text:p>
      <text:p text:style-name="P4"><text:span text:style-name="T10">&lt;script&gt;</text:span></text:p>
      <text:p text:style-name="P4"><text:span text:style-name="T10"><text:s text:c="4"/>var socket = io();<text:s text:c="2"/><text:tab/><text:tab/><text:tab/><text:tab/> //cargamos la libreria</text:span></text:p>
      <text:p text:style-name="P4"><text:span text:style-name="T10"><text:s text:c="4"/>socket.on ('connect', function(){<text:s text:c="6"/><text:tab/> <text:tab/>//hacemos la coneccion con el servidor y el front ahora estará pendiente<text:s text:c="2"/>de cambios en el server</text:span></text:p>
      <text:p text:style-name="P4"><text:span text:style-name="T10"><text:s text:c="8"/>console.log (`Conectado al Servidor`);</text:span></text:p>
      <text:p text:style-name="P4"><text:span text:style-name="T10"><text:s text:c="4"/>});<text:s text:c="4"/></text:span></text:p>
      <text:p text:style-name="P4"><text:span text:style-name="T10"><text:s text:c="4"/>socket.on('disconnect', function(){<text:s text:c="16"/>//Conocemos y controlamos su el servidor socker no esta disponible</text:span></text:p>
      <text:p text:style-name="P4"><text:span text:style-name="T10"><text:s text:c="8"/>console.log('Perdimos coneccion con el servidor');</text:span></text:p>
      <text:p text:style-name="P4"><text:span text:style-name="T10"><text:s text:c="4"/>});</text:span></text:p>
      <text:p text:style-name="P4"><text:span text:style-name="T10">&lt;/script&gt;</text:span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